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1">
        <text:h text:style-name="Heading_20_3" text:outline-level="3">Text Comparison: Find Quotes</text:h>
        <text:p text:style-name="Text_20_body_20_indent_20_Organon"><text:span text:style-name="T1">This text tool finds common points in two texts being compared, creats a browser with document navigation options between related references and opens the document in the browser. Depending on the intent of the searcher the tool finds citations or plagiarism.<text:line-break/>It takes only literally exactly the same points, but extended punctuation and upper and lower case does not matter.<text:line-break/><text:line-break/></text:span><text:span text:style-name="T2">Example</text:span><text:span text:style-name="T1">:<text:line-break/>Output sentence: I am a child with horn-rimmed glasses on my nose.<text:line-break/>Will be found: I am a child. (With horn-rimmed glasses - on my nose).<text:line-break/>Will not be found : I am. * A child with horn and spectacles on my nose<text:line-break/>("On my nose" is found when the number of search words is 3.)<text:line-break/></text:span></text:p>
        <text:list xml:id="list1019923669339855749" text:style-name="L1">
          <text:list-item>
            <text:p text:style-name="P1"><text:span text:style-name="T1">Internal and external texts can be compared. Formats for external texts are: .txt, .odt, .doc </text:span></text:p>
          </text:list-item>
          <text:list-item>
            <text:p text:style-name="P1"><text:span text:style-name="T1">The number of keywords can be chosen freely. Minimum number: 3</text:span></text:p>
          </text:list-item>
          <text:list-item>
            <text:p text:style-name="P1"><text:span text:style-name="T1">The larger the compared texts and the smaller the minimum value is selected, the longer the search will need.</text:span></text:p>
          </text:list-item>
          <text:list-item>
            <text:p text:style-name="P1"><text:span text:style-name="T1">The navigation bar of the browser document can be ordered either alphabetical or chronological (on emergence of the reference in the second text).</text:span> 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6" meta:word-count="193" meta:character-count="1101"/>
    <dc:date>2015-05-09T19:13:10.95</dc:date>
    <meta:editing-duration>P0D</meta:editing-duration>
    <meta:editing-cycles>1</meta:editing-cycles>
    <meta:generator>OpenOffice/4.1.1$Win32 OpenOffice.org_project/411m6$Build-9775</meta:generator>
  </office:meta>
</office:document-meta>
</file>